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c1c1ff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1c1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1c1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4">
      <style:table-cell-properties fo:background-color="#c1c1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fd093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d093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093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">
      <style:table-cell-properties fo:background-color="#ffd093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fo:background-color="#ffff99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f99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1.25pt" svg:height="550.4pt" svg:x="415.87pt" svg:y="0.03pt">
            <loext:p draw:notify-on-update-of-ranges="Sheet1.A2:Sheet1.A42 Sheet1.B2:Sheet1.B42 Sheet1.A2:Sheet1.A2 Sheet1.E2:Sheet1.E42 Sheet1.H2:Sheet1.H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min</text:p>
          </table:table-cell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sec</text:p>
          </table:table-cell>
          <table:table-cell table:style-name="ce8" office:value-type="string" calcext:value-type="string">
            <text:p>min</text:p>
          </table:table-cell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string" calcext:value-type="string">
            <text:p>#</text:p>
          </table:table-cell>
          <table:table-cell table:style-name="ce15" office:value-type="string" calcext:value-type="string">
            <text:p>sec</text:p>
          </table:table-cell>
          <table:table-cell table:number-columns-repeated="8"/>
          <table:table-cell table:style-name="ce16"/>
          <table:table-cell table:number-columns-repeated="3"/>
        </table:table-row>
        <table:table-row table:style-name="ro1">
          <table:table-cell table:style-name="ce1" table:formula="of:=SUM([.C2])/60" office:value-type="float" office:value="0.683161644140879" calcext:value-type="float">
            <text:p>0.68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40.9896986484528" calcext:value-type="float">
            <text:p>40.99</text:p>
          </table:table-cell>
          <table:table-cell table:style-name="ce8" table:formula="of:=SUM([.F2])/60" office:value-type="float" office:value="0.704" calcext:value-type="float">
            <text:p>0.70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float" office:value="42.24" calcext:value-type="float">
            <text:p>42.24</text:p>
          </table:table-cell>
          <table:table-cell table:style-name="ce12" table:formula="of:=SUM([.I2])/60" office:value-type="float" office:value="0.670166666666667" calcext:value-type="float">
            <text:p>0.67</text:p>
          </table:table-cell>
          <table:table-cell table:style-name="ce13" office:value-type="float" office:value="30" calcext:value-type="float">
            <text:p>30</text:p>
          </table:table-cell>
          <table:table-cell table:style-name="ce15" office:value-type="float" office:value="40.21" calcext:value-type="float">
            <text:p>40.21</text:p>
          </table:table-cell>
          <table:table-cell table:number-columns-repeated="8"/>
          <table:table-cell table:style-name="ce16" table:number-columns-repeated="2"/>
          <table:table-cell/>
          <table:table-cell table:style-name="ce16"/>
        </table:table-row>
        <table:table-row table:style-name="ro1">
          <table:table-cell table:style-name="ce1" table:formula="of:=SUM([.C2:.C3])/60" office:value-type="float" office:value="1.35347495079041" calcext:value-type="float">
            <text:p>1.35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40.2187983989716" calcext:value-type="float">
            <text:p>40.22</text:p>
          </table:table-cell>
          <table:table-cell table:style-name="ce8" table:formula="of:=SUM([.F2:.F3])/60" office:value-type="float" office:value="1.414" calcext:value-type="float">
            <text:p>1.41</text:p>
          </table:table-cell>
          <table:table-cell table:style-name="ce9" office:value-type="float" office:value="23" calcext:value-type="float">
            <text:p>23</text:p>
          </table:table-cell>
          <table:table-cell table:style-name="ce11" office:value-type="float" office:value="42.6" calcext:value-type="float">
            <text:p>42.60</text:p>
          </table:table-cell>
          <table:table-cell table:style-name="ce12" table:formula="of:=SUM([.I2:.I3])/60" office:value-type="float" office:value="1.35248333333333" calcext:value-type="float">
            <text:p>1.35</text:p>
          </table:table-cell>
          <table:table-cell table:style-name="ce13" office:value-type="float" office:value="23" calcext:value-type="float">
            <text:p>23</text:p>
          </table:table-cell>
          <table:table-cell table:style-name="ce15" office:value-type="float" office:value="40.939" calcext:value-type="float">
            <text:p>40.94</text:p>
          </table:table-cell>
          <table:table-cell table:number-columns-repeated="8"/>
          <table:table-cell table:style-name="ce16" table:number-columns-repeated="2"/>
          <table:table-cell table:number-columns-repeated="2"/>
        </table:table-row>
        <table:table-row table:style-name="ro1">
          <table:table-cell table:style-name="ce1" table:formula="of:=SUM([.C2:.C4])/60" office:value-type="float" office:value="2.02307414213816" calcext:value-type="float">
            <text:p>2.02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40.1759514808655" calcext:value-type="float">
            <text:p>40.18</text:p>
          </table:table-cell>
          <table:table-cell table:style-name="ce8" table:formula="of:=SUM([.F2:.F4])/60" office:value-type="float" office:value="2.114" calcext:value-type="float">
            <text:p>2.11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42" calcext:value-type="float">
            <text:p>42.00</text:p>
          </table:table-cell>
          <table:table-cell table:style-name="ce12" table:formula="of:=SUM([.I2:.I4])/60" office:value-type="float" office:value="2.05438333333333" calcext:value-type="float">
            <text:p>2.05</text:p>
          </table:table-cell>
          <table:table-cell table:style-name="ce13" office:value-type="float" office:value="20" calcext:value-type="float">
            <text:p>20</text:p>
          </table:table-cell>
          <table:table-cell table:style-name="ce15" office:value-type="float" office:value="42.114" calcext:value-type="float">
            <text:p>42.11</text:p>
          </table:table-cell>
          <table:table-cell table:number-columns-repeated="8"/>
          <table:table-cell table:style-name="ce16" table:number-columns-repeated="2"/>
          <table:table-cell/>
          <table:table-cell table:style-name="ce16"/>
        </table:table-row>
        <table:table-row table:style-name="ro1">
          <table:table-cell table:style-name="ce1" table:formula="of:=SUM([.C2:.C5])/60" office:value-type="float" office:value="2.69678973754247" calcext:value-type="float">
            <text:p>2.7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40.4229357242584" calcext:value-type="float">
            <text:p>40.42</text:p>
          </table:table-cell>
          <table:table-cell table:style-name="ce8" table:formula="of:=SUM([.F2:.F5])/60" office:value-type="float" office:value="2.83283333333333" calcext:value-type="float">
            <text:p>2.83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float" office:value="43.13" calcext:value-type="float">
            <text:p>43.13</text:p>
          </table:table-cell>
          <table:table-cell table:style-name="ce12" table:formula="of:=SUM([.I2:.I5])/60" office:value-type="float" office:value="2.72251666666667" calcext:value-type="float">
            <text:p>2.72</text:p>
          </table:table-cell>
          <table:table-cell table:style-name="ce13" office:value-type="float" office:value="18" calcext:value-type="float">
            <text:p>18</text:p>
          </table:table-cell>
          <table:table-cell table:style-name="ce15" office:value-type="float" office:value="40.088" calcext:value-type="float">
            <text:p>40.09</text:p>
          </table:table-cell>
          <table:table-cell table:number-columns-repeated="8"/>
          <table:table-cell table:style-name="ce16" table:number-columns-repeated="2"/>
          <table:table-cell table:number-columns-repeated="2"/>
        </table:table-row>
        <table:table-row table:style-name="ro1">
          <table:table-cell table:style-name="ce1" table:formula="of:=SUM([.C2:.C6])/60" office:value-type="float" office:value="3.38470269838969" calcext:value-type="float">
            <text:p>3.38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41.2747776508331" calcext:value-type="float">
            <text:p>41.27</text:p>
          </table:table-cell>
          <table:table-cell table:style-name="ce8" table:formula="of:=SUM([.F2:.F6])/60" office:value-type="float" office:value="3.54866666666667" calcext:value-type="float">
            <text:p>3.55</text:p>
          </table:table-cell>
          <table:table-cell table:style-name="ce10" office:value-type="float" office:value="12" calcext:value-type="float">
            <text:p>12</text:p>
          </table:table-cell>
          <table:table-cell table:style-name="ce8" office:value-type="float" office:value="42.95" calcext:value-type="float">
            <text:p>42.95</text:p>
          </table:table-cell>
          <table:table-cell table:style-name="ce12" table:formula="of:=SUM([.I2:.I6])/60" office:value-type="float" office:value="3.37751666666667" calcext:value-type="float">
            <text:p>3.38</text:p>
          </table:table-cell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39.3" calcext:value-type="float">
            <text:p>39.30</text:p>
          </table:table-cell>
          <table:table-cell table:number-columns-repeated="8"/>
          <table:table-cell table:style-name="ce16" table:number-columns-repeated="2"/>
          <table:table-cell/>
          <table:table-cell table:style-name="ce16"/>
        </table:table-row>
        <table:table-row table:style-name="ro1">
          <table:table-cell table:style-name="ce1" table:formula="of:=SUM([.C2:.C7])/60" office:value-type="float" office:value="4.05413825909297" calcext:value-type="float">
            <text:p>4.05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40.1661336421967" calcext:value-type="float">
            <text:p>40.17</text:p>
          </table:table-cell>
          <table:table-cell table:style-name="ce8" table:formula="of:=SUM([.F2:.F7])/60" office:value-type="float" office:value="4.25133333333333" calcext:value-type="float">
            <text:p>4.25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42.16" calcext:value-type="float">
            <text:p>42.16</text:p>
          </table:table-cell>
          <table:table-cell table:style-name="ce12" table:formula="of:=SUM([.I2:.I7])/60" office:value-type="float" office:value="4.03251666666667" calcext:value-type="float">
            <text:p>4.03</text:p>
          </table:table-cell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39.3" calcext:value-type="float">
            <text:p>39.30</text:p>
          </table:table-cell>
          <table:table-cell table:number-columns-repeated="8"/>
          <table:table-cell table:style-name="ce16" table:number-columns-repeated="2"/>
          <table:table-cell table:number-columns-repeated="2"/>
        </table:table-row>
        <table:table-row table:style-name="ro1">
          <table:table-cell table:style-name="ce1" table:formula="of:=SUM([.C2:.C8])/60" office:value-type="float" office:value="4.72189514239629" calcext:value-type="float">
            <text:p>4.72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40.0654129981995" calcext:value-type="float">
            <text:p>40.07</text:p>
          </table:table-cell>
          <table:table-cell table:style-name="ce8" table:formula="of:=SUM([.F2:.F8])/60" office:value-type="float" office:value="4.94283333333333" calcext:value-type="float">
            <text:p>4.94</text:p>
          </table:table-cell>
          <table:table-cell table:style-name="ce10" office:value-type="float" office:value="12" calcext:value-type="float">
            <text:p>12</text:p>
          </table:table-cell>
          <table:table-cell table:style-name="ce8" office:value-type="float" office:value="41.49" calcext:value-type="float">
            <text:p>41.49</text:p>
          </table:table-cell>
          <table:table-cell table:style-name="ce12" table:formula="of:=SUM([.I2:.I8])/60" office:value-type="float" office:value="4.69551666666667" calcext:value-type="float">
            <text:p>4.70</text:p>
          </table:table-cell>
          <table:table-cell table:style-name="ce14" office:value-type="float" office:value="16" calcext:value-type="float">
            <text:p>16</text:p>
          </table:table-cell>
          <table:table-cell table:style-name="ce12" office:value-type="float" office:value="39.78" calcext:value-type="float">
            <text:p>39.78</text:p>
          </table:table-cell>
          <table:table-cell table:number-columns-repeated="8"/>
          <table:table-cell table:style-name="ce16" table:number-columns-repeated="2"/>
          <table:table-cell/>
          <table:table-cell table:style-name="ce16"/>
        </table:table-row>
        <table:table-row table:style-name="ro1">
          <table:table-cell table:style-name="ce1" table:formula="of:=SUM([.C2:.C9])/60" office:value-type="float" office:value="5.38947331110636" calcext:value-type="float">
            <text:p>5.39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40.0546901226044" calcext:value-type="float">
            <text:p>40.05</text:p>
          </table:table-cell>
          <table:table-cell table:style-name="ce8" table:formula="of:=SUM([.F2:.F9])/60" office:value-type="float" office:value="5.64733333333333" calcext:value-type="float">
            <text:p>5.65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42.27" calcext:value-type="float">
            <text:p>42.27</text:p>
          </table:table-cell>
          <table:table-cell table:style-name="ce12" table:formula="of:=SUM([.I2:.I9])/60" office:value-type="float" office:value="5.37351666666667" calcext:value-type="float">
            <text:p>5.37</text:p>
          </table:table-cell>
          <table:table-cell table:style-name="ce14" office:value-type="float" office:value="15" calcext:value-type="float">
            <text:p>15</text:p>
          </table:table-cell>
          <table:table-cell table:style-name="ce12" office:value-type="float" office:value="40.68" calcext:value-type="float">
            <text:p>40.68</text:p>
          </table:table-cell>
          <table:table-cell table:number-columns-repeated="8"/>
          <table:table-cell table:style-name="ce16" table:number-columns-repeated="2"/>
          <table:table-cell table:number-columns-repeated="2"/>
        </table:table-row>
        <table:table-row table:style-name="ro1">
          <table:table-cell table:style-name="ce1" table:formula="of:=SUM([.C2:.C10])/60" office:value-type="float" office:value="6.06170136531194" calcext:value-type="float">
            <text:p>6.06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40.3336832523346" calcext:value-type="float">
            <text:p>40.33</text:p>
          </table:table-cell>
          <table:table-cell table:style-name="ce8" table:formula="of:=SUM([.F2:.F10])/60" office:value-type="float" office:value="6.34516666666667" calcext:value-type="float">
            <text:p>6.35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41.87" calcext:value-type="float">
            <text:p>41.87</text:p>
          </table:table-cell>
          <table:table-cell table:style-name="ce12" table:formula="of:=SUM([.I2:.I10])/60" office:value-type="float" office:value="6.03901666666667" calcext:value-type="float">
            <text:p>6.04</text:p>
          </table:table-cell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39.93" calcext:value-type="float">
            <text:p>39.93</text:p>
          </table:table-cell>
          <table:table-cell table:number-columns-repeated="8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table:style-name="ce1" table:formula="of:=SUM([.C2:.C11])/60" office:value-type="float" office:value="6.73587490320206" calcext:value-type="float">
            <text:p>6.74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40.450412273407" calcext:value-type="float">
            <text:p>40.45</text:p>
          </table:table-cell>
          <table:table-cell table:style-name="ce8" table:formula="of:=SUM([.F2:.F11])/60" office:value-type="float" office:value="7.03866666666667" calcext:value-type="float">
            <text:p>7.04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41.61" calcext:value-type="float">
            <text:p>41.61</text:p>
          </table:table-cell>
          <table:table-cell table:style-name="ce12" table:formula="of:=SUM([.I2:.I11])/60" office:value-type="float" office:value="6.72601666666667" calcext:value-type="float">
            <text:p>6.73</text:p>
          </table:table-cell>
          <table:table-cell table:style-name="ce14" office:value-type="float" office:value="8" calcext:value-type="float">
            <text:p>8</text:p>
          </table:table-cell>
          <table:table-cell table:style-name="ce12" office:value-type="float" office:value="41.22" calcext:value-type="float">
            <text:p>41.22</text:p>
          </table:table-cell>
          <table:table-cell table:number-columns-repeated="8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table:style-name="ce1" table:formula="of:=SUM([.C2:.C12])/60" office:value-type="float" office:value="7.4289852698644" calcext:value-type="float">
            <text:p>7.43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41.5866219997406" calcext:value-type="float">
            <text:p>41.59</text:p>
          </table:table-cell>
          <table:table-cell table:style-name="ce8" table:formula="of:=SUM([.F2:.F12])/60" office:value-type="float" office:value="7.73233333333333" calcext:value-type="float">
            <text:p>7.73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1.62" calcext:value-type="float">
            <text:p>41.62</text:p>
          </table:table-cell>
          <table:table-cell table:style-name="ce12" table:formula="of:=SUM([.I2:.I12])/60" office:value-type="float" office:value="7.39901666666667" calcext:value-type="float">
            <text:p>7.40</text:p>
          </table:table-cell>
          <table:table-cell table:style-name="ce14" office:value-type="float" office:value="7" calcext:value-type="float">
            <text:p>7</text:p>
          </table:table-cell>
          <table:table-cell table:style-name="ce12" office:value-type="float" office:value="40.38" calcext:value-type="float">
            <text:p>40.38</text:p>
          </table:table-cell>
          <table:table-cell table:number-columns-repeated="8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table:style-name="ce1" table:formula="of:=SUM([.C2:.C13])/60" office:value-type="float" office:value="8.11947356462479" calcext:value-type="float">
            <text:p>8.12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1.4292976856232" calcext:value-type="float">
            <text:p>41.43</text:p>
          </table:table-cell>
          <table:table-cell table:style-name="ce8" table:formula="of:=SUM([.F2:.F13])/60" office:value-type="float" office:value="8.42483333333333" calcext:value-type="float">
            <text:p>8.42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41.55" calcext:value-type="float">
            <text:p>41.55</text:p>
          </table:table-cell>
          <table:table-cell table:style-name="ce12" table:formula="of:=SUM([.I2:.I13])/60" office:value-type="float" office:value="8.12418333333333" calcext:value-type="float">
            <text:p>8.1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3.51" calcext:value-type="float">
            <text:p>43.51</text:p>
          </table:table-cell>
          <table:table-cell table:number-columns-repeated="8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table:style-name="ce1" table:formula="of:=SUM([.C2:.C14])/60" office:value-type="float" office:value="8.83584838708242" calcext:value-type="float">
            <text:p>8.84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2.9824893474579" calcext:value-type="float">
            <text:p>42.98</text:p>
          </table:table-cell>
          <table:table-cell table:style-name="ce8" table:formula="of:=SUM([.F2:.F14])/60" office:value-type="float" office:value="9.1155" calcext:value-type="float">
            <text:p>9.1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1.44" calcext:value-type="float">
            <text:p>41.44</text:p>
          </table:table-cell>
          <table:table-cell table:style-name="ce12" table:formula="of:=SUM([.I2:.I14])/60" office:value-type="float" office:value="8.80566666666667" calcext:value-type="float">
            <text:p>8.81</text:p>
          </table:table-cell>
          <table:table-cell table:style-name="ce14" office:value-type="float" office:value="7" calcext:value-type="float">
            <text:p>7</text:p>
          </table:table-cell>
          <table:table-cell table:style-name="ce12" office:value-type="float" office:value="40.889" calcext:value-type="float">
            <text:p>40.89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15])/60" office:value-type="float" office:value="9.52476186354955" calcext:value-type="float">
            <text:p>9.52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41.334808588028" calcext:value-type="float">
            <text:p>41.33</text:p>
          </table:table-cell>
          <table:table-cell table:style-name="ce8" table:formula="of:=SUM([.F2:.F15])/60" office:value-type="float" office:value="9.80941666666667" calcext:value-type="float">
            <text:p>9.81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1.635" calcext:value-type="float">
            <text:p>41.64</text:p>
          </table:table-cell>
          <table:table-cell table:style-name="ce12" table:formula="of:=SUM([.I2:.I15])/60" office:value-type="float" office:value="9.49616666666667" calcext:value-type="float">
            <text:p>9.50</text:p>
          </table:table-cell>
          <table:table-cell table:style-name="ce14" office:value-type="float" office:value="8" calcext:value-type="float">
            <text:p>8</text:p>
          </table:table-cell>
          <table:table-cell table:style-name="ce12" office:value-type="float" office:value="41.43" calcext:value-type="float">
            <text:p>41.43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16])/60" office:value-type="float" office:value="10.1994569063187" calcext:value-type="float">
            <text:p>10.20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40.4817025661469" calcext:value-type="float">
            <text:p>40.48</text:p>
          </table:table-cell>
          <table:table-cell table:style-name="ce8" table:formula="of:=SUM([.F2:.F16])/60" office:value-type="float" office:value="10.50625" calcext:value-type="float">
            <text:p>10.5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41.81" calcext:value-type="float">
            <text:p>41.81</text:p>
          </table:table-cell>
          <table:table-cell table:style-name="ce12" table:formula="of:=SUM([.I2:.I16])/60" office:value-type="float" office:value="10.2006666666667" calcext:value-type="float">
            <text:p>10.20</text:p>
          </table:table-cell>
          <table:table-cell table:style-name="ce14" office:value-type="float" office:value="7" calcext:value-type="float">
            <text:p>7</text:p>
          </table:table-cell>
          <table:table-cell table:style-name="ce12" office:value-type="float" office:value="42.27" calcext:value-type="float">
            <text:p>42.27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17])/60" office:value-type="float" office:value="10.8988925973574" calcext:value-type="float">
            <text:p>10.90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1.9661414623261" calcext:value-type="float">
            <text:p>41.97</text:p>
          </table:table-cell>
          <table:table-cell table:style-name="ce8" table:formula="of:=SUM([.F2:.F17])/60" office:value-type="float" office:value="11.2121666666667" calcext:value-type="float">
            <text:p>11.2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42.355" calcext:value-type="float">
            <text:p>42.36</text:p>
          </table:table-cell>
          <table:table-cell table:style-name="ce12" table:formula="of:=SUM([.I2:.I17])/60" office:value-type="float" office:value="10.8745" calcext:value-type="float">
            <text:p>10.87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0.43" calcext:value-type="float">
            <text:p>40.43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18])/60" office:value-type="float" office:value="11.5874752283096" calcext:value-type="float">
            <text:p>11.59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41.314957857132" calcext:value-type="float">
            <text:p>41.31</text:p>
          </table:table-cell>
          <table:table-cell table:style-name="ce8" table:formula="of:=SUM([.F2:.F18])/60" office:value-type="float" office:value="11.9203166666667" calcext:value-type="float">
            <text:p>11.92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2.489" calcext:value-type="float">
            <text:p>42.49</text:p>
          </table:table-cell>
          <table:table-cell table:style-name="ce12" table:formula="of:=SUM([.I2:.I18])/60" office:value-type="float" office:value="11.5586666666667" calcext:value-type="float">
            <text:p>11.56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41.05" calcext:value-type="float">
            <text:p>41.05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19])/60" office:value-type="float" office:value="12.2596914966901" calcext:value-type="float">
            <text:p>12.26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0.332976102829" calcext:value-type="float">
            <text:p>40.33</text:p>
          </table:table-cell>
          <table:table-cell table:style-name="ce8" table:formula="of:=SUM([.F2:.F19])/60" office:value-type="float" office:value="12.6239283333333" calcext:value-type="float">
            <text:p>12.6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2.2167" calcext:value-type="float">
            <text:p>42.22</text:p>
          </table:table-cell>
          <table:table-cell table:style-name="ce12" table:formula="of:=SUM([.I2:.I19])/60" office:value-type="float" office:value="12.24225" calcext:value-type="float">
            <text:p>12.24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41.015" calcext:value-type="float">
            <text:p>41.02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0])/60" office:value-type="float" office:value="12.9517168601354" calcext:value-type="float">
            <text:p>12.95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41.5215218067169" calcext:value-type="float">
            <text:p>41.52</text:p>
          </table:table-cell>
          <table:table-cell table:style-name="ce8" table:formula="of:=SUM([.F2:.F20])/60" office:value-type="float" office:value="13.3154283333333" calcext:value-type="float">
            <text:p>13.32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1.49" calcext:value-type="float">
            <text:p>41.49</text:p>
          </table:table-cell>
          <table:table-cell table:style-name="ce12" table:formula="of:=SUM([.I2:.I20])/60" office:value-type="float" office:value="12.9235833333333" calcext:value-type="float">
            <text:p>12.92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40.88" calcext:value-type="float">
            <text:p>40.88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1])/60" office:value-type="float" office:value="13.6379224499067" calcext:value-type="float">
            <text:p>13.64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1.1723353862763" calcext:value-type="float">
            <text:p>41.17</text:p>
          </table:table-cell>
          <table:table-cell table:style-name="ce8" table:formula="of:=SUM([.F2:.F21])/60" office:value-type="float" office:value="14.021195" calcext:value-type="float">
            <text:p>14.0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2.346" calcext:value-type="float">
            <text:p>42.35</text:p>
          </table:table-cell>
          <table:table-cell table:style-name="ce12" table:formula="of:=SUM([.I2:.I21])/60" office:value-type="float" office:value="13.58325" calcext:value-type="float">
            <text:p>13.58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39.58" calcext:value-type="float">
            <text:p>39.58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2])/60" office:value-type="float" office:value="14.3154009699821" calcext:value-type="float">
            <text:p>14.32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0.6487112045288" calcext:value-type="float">
            <text:p>40.65</text:p>
          </table:table-cell>
          <table:table-cell table:style-name="ce8" table:formula="of:=SUM([.F2:.F22])/60" office:value-type="float" office:value="14.721945" calcext:value-type="float">
            <text:p>14.72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42.045" calcext:value-type="float">
            <text:p>42.05</text:p>
          </table:table-cell>
          <table:table-cell table:style-name="ce12" table:formula="of:=SUM([.I2:.I22])/60" office:value-type="float" office:value="14.25725" calcext:value-type="float">
            <text:p>14.26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0.44" calcext:value-type="float">
            <text:p>40.44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3])/60" office:value-type="float" office:value="15.0242069443067" calcext:value-type="float">
            <text:p>15.02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2.5283584594727" calcext:value-type="float">
            <text:p>42.53</text:p>
          </table:table-cell>
          <table:table-cell table:style-name="ce8" table:formula="of:=SUM([.F2:.F23])/60" office:value-type="float" office:value="15.4317283333333" calcext:value-type="float">
            <text:p>15.4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2.587" calcext:value-type="float">
            <text:p>42.59</text:p>
          </table:table-cell>
          <table:table-cell table:style-name="ce12" table:formula="of:=SUM([.I2:.I23])/60" office:value-type="float" office:value="14.94061" calcext:value-type="float">
            <text:p>14.94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41.0016" calcext:value-type="float">
            <text:p>41.00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4])/60" office:value-type="float" office:value="15.6947329084078" calcext:value-type="float">
            <text:p>15.69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0.2315578460693" calcext:value-type="float">
            <text:p>40.23</text:p>
          </table:table-cell>
          <table:table-cell table:style-name="ce8" table:formula="of:=SUM([.F2:.F24])/60" office:value-type="float" office:value="16.1250433333333" calcext:value-type="float">
            <text:p>16.1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1.5989" calcext:value-type="float">
            <text:p>41.60</text:p>
          </table:table-cell>
          <table:table-cell table:style-name="ce12" table:formula="of:=SUM([.I2:.I24])/60" office:value-type="float" office:value="15.6102433333333" calcext:value-type="float">
            <text:p>15.61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40.178" calcext:value-type="float">
            <text:p>40.18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5])/60" office:value-type="float" office:value="16.4014182170232" calcext:value-type="float">
            <text:p>16.40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2.401118516922" calcext:value-type="float">
            <text:p>42.40</text:p>
          </table:table-cell>
          <table:table-cell table:style-name="ce8" table:formula="of:=SUM([.F2:.F25])/60" office:value-type="float" office:value="16.8206733333333" calcext:value-type="float">
            <text:p>16.82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1.7378" calcext:value-type="float">
            <text:p>41.74</text:p>
          </table:table-cell>
          <table:table-cell table:style-name="ce12" table:formula="of:=SUM([.I2:.I25])/60" office:value-type="float" office:value="16.2864433333333" calcext:value-type="float">
            <text:p>16.29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40.572" calcext:value-type="float">
            <text:p>40.57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6])/60" office:value-type="float" office:value="17.0854910850525" calcext:value-type="float">
            <text:p>17.09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1.0443720817566" calcext:value-type="float">
            <text:p>41.04</text:p>
          </table:table-cell>
          <table:table-cell table:style-name="ce8" table:formula="of:=SUM([.F2:.F26])/60" office:value-type="float" office:value="17.5097583333333" calcext:value-type="float">
            <text:p>17.51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1.3451" calcext:value-type="float">
            <text:p>41.35</text:p>
          </table:table-cell>
          <table:table-cell table:style-name="ce12" table:formula="of:=SUM([.I2:.I26])/60" office:value-type="float" office:value="16.9689766666667" calcext:value-type="float">
            <text:p>16.97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0.952" calcext:value-type="float">
            <text:p>40.95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7])/60" office:value-type="float" office:value="17.7571394443512" calcext:value-type="float">
            <text:p>17.7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0.2989015579224" calcext:value-type="float">
            <text:p>40.30</text:p>
          </table:table-cell>
          <table:table-cell table:style-name="ce8" table:formula="of:=SUM([.F2:.F27])/60" office:value-type="float" office:value="18.2045916666667" calcext:value-type="float">
            <text:p>18.20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1.69" calcext:value-type="float">
            <text:p>41.69</text:p>
          </table:table-cell>
          <table:table-cell table:style-name="ce12" table:formula="of:=SUM([.I2:.I27])/60" office:value-type="float" office:value="17.6353766666667" calcext:value-type="float">
            <text:p>17.64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39.984" calcext:value-type="float">
            <text:p>39.98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8])/60" office:value-type="float" office:value="18.4652143041293" calcext:value-type="float">
            <text:p>18.47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2.4844915866852" calcext:value-type="float">
            <text:p>42.48</text:p>
          </table:table-cell>
          <table:table-cell table:style-name="ce8" table:formula="of:=SUM([.F2:.F28])/60" office:value-type="float" office:value="18.9250916666667" calcext:value-type="float">
            <text:p>18.93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43.23" calcext:value-type="float">
            <text:p>43.23</text:p>
          </table:table-cell>
          <table:table-cell table:style-name="ce12" table:formula="of:=SUM([.I2:.I28])/60" office:value-type="float" office:value="18.2967433333333" calcext:value-type="float">
            <text:p>18.30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39.682" calcext:value-type="float">
            <text:p>39.68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29])/60" office:value-type="float" office:value="19.1507437070211" calcext:value-type="float">
            <text:p>19.15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1.1317641735077" calcext:value-type="float">
            <text:p>41.13</text:p>
          </table:table-cell>
          <table:table-cell table:style-name="ce8" table:formula="of:=SUM([.F2:.F29])/60" office:value-type="float" office:value="19.6252583333333" calcext:value-type="float">
            <text:p>19.6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2.01" calcext:value-type="float">
            <text:p>42.01</text:p>
          </table:table-cell>
          <table:table-cell table:style-name="ce12" table:formula="of:=SUM([.I2:.I29])/60" office:value-type="float" office:value="18.96056" calcext:value-type="float">
            <text:p>18.96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39.829" calcext:value-type="float">
            <text:p>39.83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30])/60" office:value-type="float" office:value="19.8324103736877" calcext:value-type="float">
            <text:p>19.83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0.9" calcext:value-type="float">
            <text:p>40.90</text:p>
          </table:table-cell>
          <table:table-cell table:style-name="ce8" table:formula="of:=SUM([.F2:.F30])/60" office:value-type="float" office:value="20.3356916666667" calcext:value-type="float">
            <text:p>20.34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2.626" calcext:value-type="float">
            <text:p>42.63</text:p>
          </table:table-cell>
          <table:table-cell table:style-name="ce12" table:formula="of:=SUM([.I2:.I30])/60" office:value-type="float" office:value="19.6459816666667" calcext:value-type="float">
            <text:p>19.65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41.1253" calcext:value-type="float">
            <text:p>41.13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31])/60" office:value-type="float" office:value="20.5321437070211" calcext:value-type="float">
            <text:p>20.53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41.984" calcext:value-type="float">
            <text:p>41.98</text:p>
          </table:table-cell>
          <table:table-cell table:style-name="ce8" table:formula="of:=SUM([.F2:.F31])/60" office:value-type="float" office:value="21.0384715" calcext:value-type="float">
            <text:p>21.04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42.16679" calcext:value-type="float">
            <text:p>42.17</text:p>
          </table:table-cell>
          <table:table-cell table:style-name="ce12" table:formula="of:=SUM([.I2:.I31])/60" office:value-type="float" office:value="20.3153816666667" calcext:value-type="float">
            <text:p>20.32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40.164" calcext:value-type="float">
            <text:p>40.16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32])/60" office:value-type="float" office:value="21.2001437070211" calcext:value-type="float">
            <text:p>21.20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0.08" calcext:value-type="float">
            <text:p>40.08</text:p>
          </table:table-cell>
          <table:table-cell table:style-name="ce8" table:formula="of:=SUM([.F2:.F32])/60" office:value-type="float" office:value="21.7500098333333" calcext:value-type="float">
            <text:p>21.75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2.6923" calcext:value-type="float">
            <text:p>42.69</text:p>
          </table:table-cell>
          <table:table-cell table:style-name="ce12" table:formula="of:=SUM([.I2:.I32])/60" office:value-type="float" office:value="20.979215" calcext:value-type="float">
            <text:p>20.98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39.83" calcext:value-type="float">
            <text:p>39.83</text:p>
          </table:table-cell>
          <table:table-cell table:number-columns-repeated="11"/>
          <table:table-cell table:style-name="ce16"/>
        </table:table-row>
        <table:table-row table:style-name="ro1">
          <table:table-cell table:style-name="ce1" table:formula="of:=SUM([.C2:.C33])/60" office:value-type="float" office:value="21.8739270403544" calcext:value-type="float">
            <text:p>21.87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0.427" calcext:value-type="float">
            <text:p>40.43</text:p>
          </table:table-cell>
          <table:table-cell table:style-name="ce8" table:formula="of:=SUM([.F2:.F33])/60" office:value-type="float" office:value="22.5086598333333" calcext:value-type="float">
            <text:p>22.5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5.519" calcext:value-type="float">
            <text:p>45.52</text:p>
          </table:table-cell>
          <table:table-cell table:style-name="ce12" table:formula="of:=SUM([.I2:.I33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34])/60" office:value-type="float" office:value="22.5620937070211" calcext:value-type="float">
            <text:p>22.5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1.29" calcext:value-type="float">
            <text:p>41.29</text:p>
          </table:table-cell>
          <table:table-cell table:style-name="ce8" table:formula="of:=SUM([.F2:.F34])/60" office:value-type="float" office:value="23.2923231666667" calcext:value-type="float">
            <text:p>23.29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47.0198" calcext:value-type="float">
            <text:p>47.02</text:p>
          </table:table-cell>
          <table:table-cell table:style-name="ce12" table:formula="of:=SUM([.I2:.I34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35])/60" office:value-type="float" office:value="23.2323770403544" calcext:value-type="float">
            <text:p>23.23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0.217" calcext:value-type="float">
            <text:p>40.22</text:p>
          </table:table-cell>
          <table:table-cell table:style-name="ce8" table:formula="of:=SUM([.F2:.F35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35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36])/60" office:value-type="float" office:value="23.9103770403544" calcext:value-type="float">
            <text:p>23.91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0.68" calcext:value-type="float">
            <text:p>40.68</text:p>
          </table:table-cell>
          <table:table-cell table:style-name="ce8" table:formula="of:=SUM([.F2:.F36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36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37])/60" office:value-type="float" office:value="24.5970437070211" calcext:value-type="float">
            <text:p>24.60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1.2" calcext:value-type="float">
            <text:p>41.20</text:p>
          </table:table-cell>
          <table:table-cell table:style-name="ce8" table:formula="of:=SUM([.F2:.F37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37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38])/60" office:value-type="float" office:value="25.2864770403544" calcext:value-type="float">
            <text:p>25.29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41.366" calcext:value-type="float">
            <text:p>41.37</text:p>
          </table:table-cell>
          <table:table-cell table:style-name="ce8" table:formula="of:=SUM([.F2:.F38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38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39])/60" office:value-type="float" office:value="25.9637437070211" calcext:value-type="float">
            <text:p>25.96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0.636" calcext:value-type="float">
            <text:p>40.64</text:p>
          </table:table-cell>
          <table:table-cell table:style-name="ce8" table:formula="of:=SUM([.F2:.F39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39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40])/60" office:value-type="float" office:value="26.6548770403544" calcext:value-type="float">
            <text:p>26.65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41.468" calcext:value-type="float">
            <text:p>41.47</text:p>
          </table:table-cell>
          <table:table-cell table:style-name="ce8" table:formula="of:=SUM([.F2:.F40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40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41])/60" office:value-type="float" office:value="27.3202103736878" calcext:value-type="float">
            <text:p>27.32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39.92" calcext:value-type="float">
            <text:p>39.92</text:p>
          </table:table-cell>
          <table:table-cell table:style-name="ce8" table:formula="of:=SUM([.F2:.F41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41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 table:formula="of:=SUM([.C2:.C42])/60" office:value-type="float" office:value="27.9940437070211" calcext:value-type="float">
            <text:p>27.99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40.43" calcext:value-type="float">
            <text:p>40.43</text:p>
          </table:table-cell>
          <table:table-cell table:style-name="ce8" table:formula="of:=SUM([.F2:.F42])/60" office:value-type="float" office:value="23.2923231666667" calcext:value-type="float">
            <text:p>23.29</text:p>
          </table:table-cell>
          <table:table-cell table:style-name="ce10"/>
          <table:table-cell table:style-name="ce8"/>
          <table:table-cell table:style-name="ce12" table:formula="of:=SUM([.I2:.I42])/60" office:value-type="float" office:value="20.979215" calcext:value-type="float">
            <text:p>20.98</text:p>
          </table:table-cell>
          <table:table-cell table:style-name="ce14"/>
          <table:table-cell table:style-name="ce12"/>
          <table:table-cell table:number-columns-repeated="11"/>
          <table:table-cell table:style-name="ce16"/>
        </table:table-row>
        <table:table-row table:style-name="ro1">
          <table:table-cell table:style-name="ce1"/>
          <table:table-cell table:style-name="ce4"/>
          <table:table-cell table:style-name="ce1" table:formula="of:=SUM([.C2:.C42])/60" office:value-type="float" office:value="27.9940437070211" calcext:value-type="float">
            <text:p>27.99</text:p>
          </table:table-cell>
          <table:table-cell table:style-name="ce8"/>
          <table:table-cell table:style-name="ce10"/>
          <table:table-cell table:style-name="ce8" table:formula="of:=SUM([.F2:.F42])/60" office:value-type="float" office:value="23.2923231666667" calcext:value-type="float">
            <text:p>23.29</text:p>
          </table:table-cell>
          <table:table-cell table:style-name="ce12"/>
          <table:table-cell table:style-name="ce14"/>
          <table:table-cell table:style-name="ce12" table:formula="of:=SUM([.I2:.I42])/60" office:value-type="float" office:value="20.979215" calcext:value-type="float">
            <text:p>20.98</text:p>
          </table:table-cell>
          <table:table-cell table:number-columns-repeated="11"/>
          <table:table-cell table:style-name="ce16"/>
        </table:table-row>
        <table:table-row table:style-name="ro1">
          <table:table-cell table:number-columns-repeated="20"/>
          <table:table-cell table:style-name="ce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13"/>
          <table:table-cell table:style-name="ce16"/>
        </table:table-row>
        <table:table-row table:style-name="ro1">
          <table:table-cell office:value-type="float" office:value="6.05384755134583" calcext:value-type="float">
            <text:p>6.05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3"/>
          <table:table-cell table:style-name="ce16"/>
        </table:table-row>
        <table:table-row table:style-name="ro1">
          <table:table-cell office:value-type="float" office:value="5.43716645240784" calcext:value-type="float">
            <text:p>5.44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13508343696594" calcext:value-type="float">
            <text:p>5.14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12163376808167" calcext:value-type="float">
            <text:p>5.12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5738077163696" calcext:value-type="float">
            <text:p>4.96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06696176528931" calcext:value-type="float">
            <text:p>5.0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07276940345764" calcext:value-type="float">
            <text:p>5.0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25163722038269" calcext:value-type="float">
            <text:p>5.25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6440863609314" calcext:value-type="float">
            <text:p>4.96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6557331085205" calcext:value-type="float">
            <text:p>4.9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6975541114807" calcext:value-type="float">
            <text:p>4.9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7393417358398" calcext:value-type="float">
            <text:p>4.9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6447014808655" calcext:value-type="float">
            <text:p>4.96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7890472412109" calcext:value-type="float">
            <text:p>4.98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12715435028076" calcext:value-type="float">
            <text:p>5.13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7475576400757" calcext:value-type="float">
            <text:p>4.9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6720957756043" calcext:value-type="float">
            <text:p>4.97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08066010475159" calcext:value-type="float">
            <text:p>5.08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09899520874023" calcext:value-type="float">
            <text:p>5.10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16397285461426" calcext:value-type="float">
            <text:p>5.16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01787042617798" calcext:value-type="float">
            <text:p>5.02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5.02297472953796" calcext:value-type="float">
            <text:p>5.02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8302388191223" calcext:value-type="float">
            <text:p>4.98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4.98020434379578" calcext:value-type="float">
            <text:p>4.98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 table:number-rows-repeated="5"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 table:formula="of:=SUM([.A46:.A78])/60" office:value-type="float" office:value="2.03883913358053" calcext:value-type="float">
            <text:p>2.04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 table:number-rows-repeated="14"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5"/>
          <table:table-cell table:style-name="ce7"/>
          <table:table-cell table:number-columns-repeated="2"/>
          <table:table-cell table:style-name="ce5"/>
          <table:table-cell table:number-columns-repeated="14"/>
        </table:table-row>
        <table:table-row table:style-name="ro1" table:number-rows-repeated="104846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number-style style:name="N130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01:06:09.24593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17:53.408563763</meta:creation-date>
    <dc:date>2017-04-09T01:20:34.295480223</dc:date>
    <meta:editing-duration>PT14M29S</meta:editing-duration>
    <meta:editing-cycles>3</meta:editing-cycles>
    <meta:generator>LibreOffice/5.1.6.2$Linux_X86_64 LibreOffice_project/10m0$Build-2</meta:generator>
    <meta:document-statistic meta:table-count="1" meta:cell-count="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9.418cm" xlink:href=".." xlink:type="simple" chart:class="chart:line" chart:style-name="ch1">
        <chart:plot-area chart:style-name="ch2" table:cell-range-address="Sheet1.A2:Sheet1.B42 Sheet1.E2:Sheet1.E42 Sheet1.H2:Sheet1.H42" chart:data-source-has-labels="both" svg:x="0.381cm" svg:y="0.388cm" svg:width="18.333cm" svg:height="18.642cm">
          <chartooo:coordinate-region svg:x="1.002cm" svg:y="0.388cm" svg:width="17.571cm" svg:height="17.313cm"/>
          <chart:axis chart:dimension="x" chart:name="primary-x" chart:style-name="ch3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class="chart:line">
            <chart:data-point chart:repeated="41"/>
          </chart:series>
          <chart:series chart:style-name="ch7" chart:values-cell-range-address="Sheet1.E2:Sheet1.E42" chart:label-cell-address="Sheet1.A2:Sheet1.A2" chart:class="chart:line">
            <chart:data-point chart:repeated="41"/>
          </chart:series>
          <chart:series chart:style-name="ch8" chart:values-cell-range-address="Sheet1.H2:Sheet1.H42" loext:label-string="3get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68</text:p>
                <draw:g>
                  <svg:desc>Sheet1.A2:Sheet1.A2</svg:desc>
                </draw:g>
              </table:table-cell>
              <table:table-cell office:value-type="string">
                <text:p>3get</text:p>
              </table:table-cell>
            </table:table-row>
          </table:table-header-rows>
          <table:table-rows>
            <table:table-row>
              <table:table-cell office:value-type="float" office:value="0.683161644140879">
                <text:p>0.683161644140879</text:p>
                <draw:g>
                  <svg:desc>Sheet1.A2:Sheet1.A42</svg:desc>
                </draw:g>
              </table:table-cell>
              <table:table-cell office:value-type="float" office:value="20">
                <text:p>20</text:p>
                <draw:g>
                  <svg:desc>Sheet1.B2:Sheet1.B42</svg:desc>
                </draw:g>
              </table:table-cell>
              <table:table-cell office:value-type="float" office:value="29">
                <text:p>29</text:p>
                <draw:g>
                  <svg:desc>Sheet1.E2:Sheet1.E42</svg:desc>
                </draw:g>
              </table:table-cell>
              <table:table-cell office:value-type="float" office:value="30">
                <text:p>30</text:p>
                <draw:g>
                  <svg:desc>Sheet1.H2:Sheet1.H42</svg:desc>
                </draw:g>
              </table:table-cell>
            </table:table-row>
            <table:table-row>
              <table:table-cell office:value-type="float" office:value="1.35347495079041">
                <text:p>1.3534749507904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.02307414213816">
                <text:p>2.0230741421381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.69678973754247">
                <text:p>2.6967897375424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.38470269838969">
                <text:p>3.3847026983896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.05413825909297">
                <text:p>4.0541382590929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.72189514239629">
                <text:p>4.7218951423962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.38947331110636">
                <text:p>5.3894733111063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.06170136531194">
                <text:p>6.0617013653119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.73587490320206">
                <text:p>6.7358749032020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.4289852698644">
                <text:p>7.428985269864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.11947356462479">
                <text:p>8.1194735646247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83584838708242">
                <text:p>8.8358483870824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.52476186354955">
                <text:p>9.5247618635495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.1994569063187">
                <text:p>10.199456906318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.8988925973574">
                <text:p>10.898892597357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.5874752283096">
                <text:p>11.587475228309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.2596914966901">
                <text:p>12.25969149669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.9517168601354">
                <text:p>12.951716860135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6379224499067">
                <text:p>13.63792244990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.3154009699821">
                <text:p>14.31540096998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0242069443067">
                <text:p>15.024206944306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.6947329084078">
                <text:p>15.694732908407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4014182170232">
                <text:p>16.40141821702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0854910850525">
                <text:p>17.08549108505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.7571394443512">
                <text:p>17.75713944435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4652143041293">
                <text:p>18.465214304129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1507437070211">
                <text:p>19.15074370702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8324103736877">
                <text:p>19.832410373687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321437070211">
                <text:p>20.53214370702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2001437070211">
                <text:p>21.20014370702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739270403544">
                <text:p>21.873927040354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620937070211">
                <text:p>22.5620937070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2323770403544">
                <text:p>23.23237704035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9103770403544">
                <text:p>23.91037704035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5970437070211">
                <text:p>24.59704370702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2864770403544">
                <text:p>25.28647704035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9637437070211">
                <text:p>25.96374370702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6548770403544">
                <text:p>26.65487704035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3202103736878">
                <text:p>27.32021037368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9940437070211">
                <text:p>27.9940437070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